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3.26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Times New Roman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ype-token ratio</text:p>
          </table:table-cell>
          <table:table-cell table:style-name="ce1" office:value-type="string" calcext:value-type="string">
            <text:p>Average word length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Average number of pronouns per sentence</text:p>
          </table:table-cell>
          <table:table-cell table:style-name="ce1" office:value-type="string" calcext:value-type="string">
            <text:p>Complexity level (equal average over features)</text:p>
          </table:table-cell>
          <table:table-cell table:style-name="ce1"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Brown_newspaper_01</text:p>
          </table:table-cell>
          <table:table-cell office:value-type="float" office:value="0.398390342052" calcext:value-type="float">
            <text:p>0.3983903421</text:p>
          </table:table-cell>
          <table:table-cell office:value-type="float" office:value="4.89683698297" calcext:value-type="float">
            <text:p>4.896836983</text:p>
          </table:table-cell>
          <table:table-cell office:value-type="float" office:value="22.8775510204" calcext:value-type="float">
            <text:p>22.8775510204</text:p>
          </table:table-cell>
          <table:table-cell office:value-type="float" office:value="0.530612244898" calcext:value-type="float">
            <text:p>0.5306122449</text:p>
          </table:table-cell>
          <table:table-cell office:value-type="float" office:value="7.17584764758" calcext:value-type="float">
            <text:p>7.17584764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2</text:p>
          </table:table-cell>
          <table:table-cell office:value-type="float" office:value="0.427005480817" calcext:value-type="float">
            <text:p>0.4270054808</text:p>
          </table:table-cell>
          <table:table-cell office:value-type="float" office:value="4.8676042677" calcext:value-type="float">
            <text:p>4.8676042677</text:p>
          </table:table-cell>
          <table:table-cell office:value-type="float" office:value="23.2346938776" calcext:value-type="float">
            <text:p>23.2346938776</text:p>
          </table:table-cell>
          <table:table-cell office:value-type="float" office:value="0.469387755102" calcext:value-type="float">
            <text:p>0.4693877551</text:p>
          </table:table-cell>
          <table:table-cell office:value-type="float" office:value="7.24967284529" calcext:value-type="float">
            <text:p>7.24967284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3</text:p>
          </table:table-cell>
          <table:table-cell office:value-type="float" office:value="0.377470355731" calcext:value-type="float">
            <text:p>0.3774703557</text:p>
          </table:table-cell>
          <table:table-cell office:value-type="float" office:value="4.78831417625" calcext:value-type="float">
            <text:p>4.7883141763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6.47894613299" calcext:value-type="float">
            <text:p>6.4789461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4</text:p>
          </table:table-cell>
          <table:table-cell office:value-type="float" office:value="0.415346534653" calcext:value-type="float">
            <text:p>0.4153465347</text:p>
          </table:table-cell>
          <table:table-cell office:value-type="float" office:value="5.15354523227" calcext:value-type="float">
            <text:p>5.1535452323</text:p>
          </table:table-cell>
          <table:table-cell office:value-type="float" office:value="25.1931818182" calcext:value-type="float">
            <text:p>25.1931818182</text:p>
          </table:table-cell>
          <table:table-cell office:value-type="float" office:value="0.488636363636" calcext:value-type="float">
            <text:p>0.4886363636</text:p>
          </table:table-cell>
          <table:table-cell office:value-type="float" office:value="7.81267748719" calcext:value-type="float">
            <text:p>7.81267748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5</text:p>
          </table:table-cell>
          <table:table-cell office:value-type="float" office:value="0.350049164208" calcext:value-type="float">
            <text:p>0.3500491642</text:p>
          </table:table-cell>
          <table:table-cell office:value-type="float" office:value="4.70043206913" calcext:value-type="float">
            <text:p>4.7004320691</text:p>
          </table:table-cell>
          <table:table-cell office:value-type="float" office:value="26.7142857143" calcext:value-type="float">
            <text:p>26.7142857143</text:p>
          </table:table-cell>
          <table:table-cell office:value-type="float" office:value="1.04761904762" calcext:value-type="float">
            <text:p>1.0476190476</text:p>
          </table:table-cell>
          <table:table-cell office:value-type="float" office:value="8.20309649881" calcext:value-type="float">
            <text:p>8.20309649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6</text:p>
          </table:table-cell>
          <table:table-cell office:value-type="float" office:value="0.391716566866" calcext:value-type="float">
            <text:p>0.3917165669</text:p>
          </table:table-cell>
          <table:table-cell office:value-type="float" office:value="4.78237843043" calcext:value-type="float">
            <text:p>4.7823784304</text:p>
          </table:table-cell>
          <table:table-cell office:value-type="float" office:value="22.8585858586" calcext:value-type="float">
            <text:p>22.8585858586</text:p>
          </table:table-cell>
          <table:table-cell office:value-type="float" office:value="0.909090909091" calcext:value-type="float">
            <text:p>0.9090909091</text:p>
          </table:table-cell>
          <table:table-cell office:value-type="float" office:value="7.23544294124" calcext:value-type="float">
            <text:p>7.23544294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7</text:p>
          </table:table-cell>
          <table:table-cell office:value-type="float" office:value="0.409158050222" calcext:value-type="float">
            <text:p>0.4091580502</text:p>
          </table:table-cell>
          <table:table-cell office:value-type="float" office:value="5.07554479419" calcext:value-type="float">
            <text:p>5.0755447942</text:p>
          </table:table-cell>
          <table:table-cell office:value-type="float" office:value="18.9166666667" calcext:value-type="float">
            <text:p>18.9166666667</text:p>
          </table:table-cell>
          <table:table-cell office:value-type="float" office:value="0.441666666667" calcext:value-type="float">
            <text:p>0.4416666667</text:p>
          </table:table-cell>
          <table:table-cell office:value-type="float" office:value="6.21075904444" calcext:value-type="float">
            <text:p>6.21075904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8</text:p>
          </table:table-cell>
          <table:table-cell office:value-type="float" office:value="0.384423364953" calcext:value-type="float">
            <text:p>0.384423365</text:p>
          </table:table-cell>
          <table:table-cell office:value-type="float" office:value="4.90782262083" calcext:value-type="float">
            <text:p>4.9078226208</text:p>
          </table:table-cell>
          <table:table-cell office:value-type="float" office:value="21.6534653465" calcext:value-type="float">
            <text:p>21.6534653465</text:p>
          </table:table-cell>
          <table:table-cell office:value-type="float" office:value="0.623762376238" calcext:value-type="float">
            <text:p>0.6237623762</text:p>
          </table:table-cell>
          <table:table-cell office:value-type="float" office:value="6.89236842714" calcext:value-type="float">
            <text:p>6.89236842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09</text:p>
          </table:table-cell>
          <table:table-cell office:value-type="float" office:value="0.413981160139" calcext:value-type="float">
            <text:p>0.4139811601</text:p>
          </table:table-cell>
          <table:table-cell office:value-type="float" office:value="4.88553336581" calcext:value-type="float">
            <text:p>4.8855333658</text:p>
          </table:table-cell>
          <table:table-cell office:value-type="float" office:value="19.7699115044" calcext:value-type="float">
            <text:p>19.7699115044</text:p>
          </table:table-cell>
          <table:table-cell office:value-type="float" office:value="0.336283185841" calcext:value-type="float">
            <text:p>0.3362831858</text:p>
          </table:table-cell>
          <table:table-cell office:value-type="float" office:value="6.35142730405" calcext:value-type="float">
            <text:p>6.35142730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0</text:p>
          </table:table-cell>
          <table:table-cell office:value-type="float" office:value="0.412848605578" calcext:value-type="float">
            <text:p>0.4128486056</text:p>
          </table:table-cell>
          <table:table-cell office:value-type="float" office:value="4.75157997083" calcext:value-type="float">
            <text:p>4.7515799708</text:p>
          </table:table-cell>
          <table:table-cell office:value-type="float" office:value="21.5283018868" calcext:value-type="float">
            <text:p>21.5283018868</text:p>
          </table:table-cell>
          <table:table-cell office:value-type="float" office:value="0.707547169811" calcext:value-type="float">
            <text:p>0.7075471698</text:p>
          </table:table-cell>
          <table:table-cell office:value-type="float" office:value="6.85006940825" calcext:value-type="float">
            <text:p>6.85006940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1</text:p>
          </table:table-cell>
          <table:table-cell office:value-type="float" office:value="0.437313432836" calcext:value-type="float">
            <text:p>0.4373134328</text:p>
          </table:table-cell>
          <table:table-cell office:value-type="float" office:value="4.60967269174" calcext:value-type="float">
            <text:p>4.6096726917</text:p>
          </table:table-cell>
          <table:table-cell office:value-type="float" office:value="22.59" calcext:value-type="float">
            <text:p>22.59</text:p>
          </table:table-cell>
          <table:table-cell office:value-type="float" office:value="0.37" calcext:value-type="float">
            <text:p>0.37</text:p>
          </table:table-cell>
          <table:table-cell office:value-type="float" office:value="7.00174653114" calcext:value-type="float">
            <text:p>7.00174653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2</text:p>
          </table:table-cell>
          <table:table-cell office:value-type="float" office:value="0.387562189055" calcext:value-type="float">
            <text:p>0.3875621891</text:p>
          </table:table-cell>
          <table:table-cell office:value-type="float" office:value="4.42925890279" calcext:value-type="float">
            <text:p>4.4292589028</text:p>
          </table:table-cell>
          <table:table-cell office:value-type="float" office:value="22.4807692308" calcext:value-type="float">
            <text:p>22.4807692308</text:p>
          </table:table-cell>
          <table:table-cell office:value-type="float" office:value="1.08653846154" calcext:value-type="float">
            <text:p>1.0865384615</text:p>
          </table:table-cell>
          <table:table-cell office:value-type="float" office:value="7.09603219604" calcext:value-type="float">
            <text:p>7.0960321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3</text:p>
          </table:table-cell>
          <table:table-cell office:value-type="float" office:value="0.423076923077" calcext:value-type="float">
            <text:p>0.4230769231</text:p>
          </table:table-cell>
          <table:table-cell office:value-type="float" office:value="4.4430754066" calcext:value-type="float">
            <text:p>4.4430754066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962962963" calcext:value-type="float">
            <text:p>0.6296296296</text:p>
          </table:table-cell>
          <table:table-cell office:value-type="float" office:value="6.56144548983" calcext:value-type="float">
            <text:p>6.56144548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4</text:p>
          </table:table-cell>
          <table:table-cell office:value-type="float" office:value="0.43025540275" calcext:value-type="float">
            <text:p>0.4302554028</text:p>
          </table:table-cell>
          <table:table-cell office:value-type="float" office:value="4.67551907291" calcext:value-type="float">
            <text:p>4.6755190729</text:p>
          </table:table-cell>
          <table:table-cell office:value-type="float" office:value="17.5112781955" calcext:value-type="float">
            <text:p>17.5112781955</text:p>
          </table:table-cell>
          <table:table-cell office:value-type="float" office:value="0.736842105263" calcext:value-type="float">
            <text:p>0.7368421053</text:p>
          </table:table-cell>
          <table:table-cell office:value-type="float" office:value="5.8384736941" calcext:value-type="float">
            <text:p>5.83847369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5</text:p>
          </table:table-cell>
          <table:table-cell office:value-type="float" office:value="0.424528301887" calcext:value-type="float">
            <text:p>0.4245283019</text:p>
          </table:table-cell>
          <table:table-cell office:value-type="float" office:value="4.48564476886" calcext:value-type="float">
            <text:p>4.4856447689</text:p>
          </table:table-cell>
          <table:table-cell office:value-type="float" office:value="21.0363636364" calcext:value-type="float">
            <text:p>21.0363636364</text:p>
          </table:table-cell>
          <table:table-cell office:value-type="float" office:value="0.8" calcext:value-type="float">
            <text:p>0.8</text:p>
          </table:table-cell>
          <table:table-cell office:value-type="float" office:value="6.68663417678" calcext:value-type="float">
            <text:p>6.68663417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6</text:p>
          </table:table-cell>
          <table:table-cell office:value-type="float" office:value="0.483918852053" calcext:value-type="float">
            <text:p>0.4839188521</text:p>
          </table:table-cell>
          <table:table-cell office:value-type="float" office:value="4.63134978229" calcext:value-type="float">
            <text:p>4.6313497823</text:p>
          </table:table-cell>
          <table:table-cell office:value-type="float" office:value="20.4655172414" calcext:value-type="float">
            <text:p>20.4655172414</text:p>
          </table:table-cell>
          <table:table-cell office:value-type="float" office:value="0.534482758621" calcext:value-type="float">
            <text:p>0.5344827586</text:p>
          </table:table-cell>
          <table:table-cell office:value-type="float" office:value="6.52881715859" calcext:value-type="float">
            <text:p>6.52881715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7</text:p>
          </table:table-cell>
          <table:table-cell office:value-type="float" office:value="0.438403990025" calcext:value-type="float">
            <text:p>0.43840399</text:p>
          </table:table-cell>
          <table:table-cell office:value-type="float" office:value="4.52535696701" calcext:value-type="float">
            <text:p>4.525356967</text:p>
          </table:table-cell>
          <table:table-cell office:value-type="float" office:value="22.0480769231" calcext:value-type="float">
            <text:p>22.0480769231</text:p>
          </table:table-cell>
          <table:table-cell office:value-type="float" office:value="0.442307692308" calcext:value-type="float">
            <text:p>0.4423076923</text:p>
          </table:table-cell>
          <table:table-cell office:value-type="float" office:value="6.86353639311" calcext:value-type="float">
            <text:p>6.86353639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8</text:p>
          </table:table-cell>
          <table:table-cell office:value-type="float" office:value="0.410945273632" calcext:value-type="float">
            <text:p>0.4109452736</text:p>
          </table:table-cell>
          <table:table-cell office:value-type="float" office:value="4.64552605703" calcext:value-type="float">
            <text:p>4.645526057</text:p>
          </table:table-cell>
          <table:table-cell office:value-type="float" office:value="22.0380952381" calcext:value-type="float">
            <text:p>22.0380952381</text:p>
          </table:table-cell>
          <table:table-cell office:value-type="float" office:value="0.457142857143" calcext:value-type="float">
            <text:p>0.4571428571</text:p>
          </table:table-cell>
          <table:table-cell office:value-type="float" office:value="6.88792735648" calcext:value-type="float">
            <text:p>6.88792735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19</text:p>
          </table:table-cell>
          <table:table-cell office:value-type="float" office:value="0.424787606197" calcext:value-type="float">
            <text:p>0.4247876062</text:p>
          </table:table-cell>
          <table:table-cell office:value-type="float" office:value="4.88461538462" calcext:value-type="float">
            <text:p>4.8846153846</text:p>
          </table:table-cell>
          <table:table-cell office:value-type="float" office:value="20" calcext:value-type="float">
            <text:p>20</text:p>
          </table:table-cell>
          <table:table-cell office:value-type="float" office:value="0.433628318584" calcext:value-type="float">
            <text:p>0.4336283186</text:p>
          </table:table-cell>
          <table:table-cell office:value-type="float" office:value="6.43575782735" calcext:value-type="float">
            <text:p>6.43575782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0</text:p>
          </table:table-cell>
          <table:table-cell office:value-type="float" office:value="0.42864222002" calcext:value-type="float">
            <text:p>0.42864222</text:p>
          </table:table-cell>
          <table:table-cell office:value-type="float" office:value="4.79055041403" calcext:value-type="float">
            <text:p>4.790550414</text:p>
          </table:table-cell>
          <table:table-cell office:value-type="float" office:value="23.8865979381" calcext:value-type="float">
            <text:p>23.8865979381</text:p>
          </table:table-cell>
          <table:table-cell office:value-type="float" office:value="0.577319587629" calcext:value-type="float">
            <text:p>0.5773195876</text:p>
          </table:table-cell>
          <table:table-cell office:value-type="float" office:value="7.42077753996" calcext:value-type="float">
            <text:p>7.420777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1</text:p>
          </table:table-cell>
          <table:table-cell office:value-type="float" office:value="0.441558441558" calcext:value-type="float">
            <text:p>0.4415584416</text:p>
          </table:table-cell>
          <table:table-cell office:value-type="float" office:value="4.94400396432" calcext:value-type="float">
            <text:p>4.9440039643</text:p>
          </table:table-cell>
          <table:table-cell office:value-type="float" office:value="20.0446428571" calcext:value-type="float">
            <text:p>20.0446428571</text:p>
          </table:table-cell>
          <table:table-cell office:value-type="float" office:value="0.517857142857" calcext:value-type="float">
            <text:p>0.5178571429</text:p>
          </table:table-cell>
          <table:table-cell office:value-type="float" office:value="6.48701560147" calcext:value-type="float">
            <text:p>6.48701560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2</text:p>
          </table:table-cell>
          <table:table-cell office:value-type="float" office:value="0.409900990099" calcext:value-type="float">
            <text:p>0.4099009901</text:p>
          </table:table-cell>
          <table:table-cell office:value-type="float" office:value="4.94873046875" calcext:value-type="float">
            <text:p>4.9487304688</text:p>
          </table:table-cell>
          <table:table-cell office:value-type="float" office:value="21.7830188679" calcext:value-type="float">
            <text:p>21.7830188679</text:p>
          </table:table-cell>
          <table:table-cell office:value-type="float" office:value="0.38679245283" calcext:value-type="float">
            <text:p>0.3867924528</text:p>
          </table:table-cell>
          <table:table-cell office:value-type="float" office:value="6.8821106949" calcext:value-type="float">
            <text:p>6.88211069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3</text:p>
          </table:table-cell>
          <table:table-cell office:value-type="float" office:value="0.460657370518" calcext:value-type="float">
            <text:p>0.4606573705</text:p>
          </table:table-cell>
          <table:table-cell office:value-type="float" office:value="4.88992172211" calcext:value-type="float">
            <text:p>4.8899217221</text:p>
          </table:table-cell>
          <table:table-cell office:value-type="float" office:value="20.592920354" calcext:value-type="float">
            <text:p>20.592920354</text:p>
          </table:table-cell>
          <table:table-cell office:value-type="float" office:value="0.398230088496" calcext:value-type="float">
            <text:p>0.3982300885</text:p>
          </table:table-cell>
          <table:table-cell office:value-type="float" office:value="6.58543238378" calcext:value-type="float">
            <text:p>6.58543238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4</text:p>
          </table:table-cell>
          <table:table-cell office:value-type="float" office:value="0.429833169774" calcext:value-type="float">
            <text:p>0.4298331698</text:p>
          </table:table-cell>
          <table:table-cell office:value-type="float" office:value="4.78294953454" calcext:value-type="float">
            <text:p>4.7829495345</text:p>
          </table:table-cell>
          <table:table-cell office:value-type="float" office:value="22.52" calcext:value-type="float">
            <text:p>22.52</text:p>
          </table:table-cell>
          <table:table-cell office:value-type="float" office:value="0.45" calcext:value-type="float">
            <text:p>0.45</text:p>
          </table:table-cell>
          <table:table-cell office:value-type="float" office:value="7.04569567608" calcext:value-type="float">
            <text:p>7.04569567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5</text:p>
          </table:table-cell>
          <table:table-cell office:value-type="float" office:value="0.460079840319" calcext:value-type="float">
            <text:p>0.4600798403</text:p>
          </table:table-cell>
          <table:table-cell office:value-type="float" office:value="4.87244401168" calcext:value-type="float">
            <text:p>4.8724440117</text:p>
          </table:table-cell>
          <table:table-cell office:value-type="float" office:value="21.7476635514" calcext:value-type="float">
            <text:p>21.7476635514</text:p>
          </table:table-cell>
          <table:table-cell office:value-type="float" office:value="0.514018691589" calcext:value-type="float">
            <text:p>0.5140186916</text:p>
          </table:table-cell>
          <table:table-cell office:value-type="float" office:value="6.89855152375" calcext:value-type="float">
            <text:p>6.89855152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6</text:p>
          </table:table-cell>
          <table:table-cell office:value-type="float" office:value="0.39802955665" calcext:value-type="float">
            <text:p>0.3980295567</text:p>
          </table:table-cell>
          <table:table-cell office:value-type="float" office:value="4.75794621027" calcext:value-type="float">
            <text:p>4.7579462103</text:p>
          </table:table-cell>
          <table:table-cell office:value-type="float" office:value="21.2897196262" calcext:value-type="float">
            <text:p>21.2897196262</text:p>
          </table:table-cell>
          <table:table-cell office:value-type="float" office:value="0.532710280374" calcext:value-type="float">
            <text:p>0.5327102804</text:p>
          </table:table-cell>
          <table:table-cell office:value-type="float" office:value="6.74460141837" calcext:value-type="float">
            <text:p>6.74460141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7</text:p>
          </table:table-cell>
          <table:table-cell office:value-type="float" office:value="0.446330504244" calcext:value-type="float">
            <text:p>0.4463305042</text:p>
          </table:table-cell>
          <table:table-cell office:value-type="float" office:value="4.81244019139" calcext:value-type="float">
            <text:p>4.8124401914</text:p>
          </table:table-cell>
          <table:table-cell office:value-type="float" office:value="19.8956521739" calcext:value-type="float">
            <text:p>19.8956521739</text:p>
          </table:table-cell>
          <table:table-cell office:value-type="float" office:value="0.608695652174" calcext:value-type="float">
            <text:p>0.6086956522</text:p>
          </table:table-cell>
          <table:table-cell office:value-type="float" office:value="6.44077963043" calcext:value-type="float">
            <text:p>6.44077963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8</text:p>
          </table:table-cell>
          <table:table-cell office:value-type="float" office:value="0.397110114599" calcext:value-type="float">
            <text:p>0.3971101146</text:p>
          </table:table-cell>
          <table:table-cell office:value-type="float" office:value="4.84812623274" calcext:value-type="float">
            <text:p>4.8481262327</text:p>
          </table:table-cell>
          <table:table-cell office:value-type="float" office:value="23.8709677419" calcext:value-type="float">
            <text:p>23.8709677419</text:p>
          </table:table-cell>
          <table:table-cell office:value-type="float" office:value="0.41935483871" calcext:value-type="float">
            <text:p>0.4193548387</text:p>
          </table:table-cell>
          <table:table-cell office:value-type="float" office:value="7.383889732" calcext:value-type="float">
            <text:p>7.3838897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29</text:p>
          </table:table-cell>
          <table:table-cell office:value-type="float" office:value="0.50024789291" calcext:value-type="float">
            <text:p>0.5002478929</text:p>
          </table:table-cell>
          <table:table-cell office:value-type="float" office:value="4.88582486696" calcext:value-type="float">
            <text:p>4.885824867</text:p>
          </table:table-cell>
          <table:table-cell office:value-type="float" office:value="19.7394957983" calcext:value-type="float">
            <text:p>19.7394957983</text:p>
          </table:table-cell>
          <table:table-cell office:value-type="float" office:value="0.579831932773" calcext:value-type="float">
            <text:p>0.5798319328</text:p>
          </table:table-cell>
          <table:table-cell office:value-type="float" office:value="6.42635012274" calcext:value-type="float">
            <text:p>6.42635012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0</text:p>
          </table:table-cell>
          <table:table-cell office:value-type="float" office:value="0.4324055666" calcext:value-type="float">
            <text:p>0.4324055666</text:p>
          </table:table-cell>
          <table:table-cell office:value-type="float" office:value="4.49557522124" calcext:value-type="float">
            <text:p>4.4955752212</text:p>
          </table:table-cell>
          <table:table-cell office:value-type="float" office:value="19.2711864407" calcext:value-type="float">
            <text:p>19.2711864407</text:p>
          </table:table-cell>
          <table:table-cell office:value-type="float" office:value="0.805084745763" calcext:value-type="float">
            <text:p>0.8050847458</text:p>
          </table:table-cell>
          <table:table-cell office:value-type="float" office:value="6.25106299357" calcext:value-type="float">
            <text:p>6.25106299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1</text:p>
          </table:table-cell>
          <table:table-cell office:value-type="float" office:value="0.457837301587" calcext:value-type="float">
            <text:p>0.4578373016</text:p>
          </table:table-cell>
          <table:table-cell office:value-type="float" office:value="4.73320350536" calcext:value-type="float">
            <text:p>4.7332035054</text:p>
          </table:table-cell>
          <table:table-cell office:value-type="float" office:value="20.4513274336" calcext:value-type="float">
            <text:p>20.4513274336</text:p>
          </table:table-cell>
          <table:table-cell office:value-type="float" office:value="0.380530973451" calcext:value-type="float">
            <text:p>0.3805309735</text:p>
          </table:table-cell>
          <table:table-cell office:value-type="float" office:value="6.50572480351" calcext:value-type="float">
            <text:p>6.50572480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2</text:p>
          </table:table-cell>
          <table:table-cell office:value-type="float" office:value="0.46230654019" calcext:value-type="float">
            <text:p>0.4623065402</text:p>
          </table:table-cell>
          <table:table-cell office:value-type="float" office:value="4.62627737226" calcext:value-type="float">
            <text:p>4.6262773723</text:p>
          </table:table-cell>
          <table:table-cell office:value-type="float" office:value="18.7338709677" calcext:value-type="float">
            <text:p>18.7338709677</text:p>
          </table:table-cell>
          <table:table-cell office:value-type="float" office:value="0.758064516129" calcext:value-type="float">
            <text:p>0.7580645161</text:p>
          </table:table-cell>
          <table:table-cell office:value-type="float" office:value="6.14512984908" calcext:value-type="float">
            <text:p>6.14512984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3</text:p>
          </table:table-cell>
          <table:table-cell office:value-type="float" office:value="0.412690605017" calcext:value-type="float">
            <text:p>0.412690605</text:p>
          </table:table-cell>
          <table:table-cell office:value-type="float" office:value="4.77082330284" calcext:value-type="float">
            <text:p>4.7708233028</text:p>
          </table:table-cell>
          <table:table-cell office:value-type="float" office:value="24.5591397849" calcext:value-type="float">
            <text:p>24.5591397849</text:p>
          </table:table-cell>
          <table:table-cell office:value-type="float" office:value="0.94623655914" calcext:value-type="float">
            <text:p>0.9462365591</text:p>
          </table:table-cell>
          <table:table-cell office:value-type="float" office:value="7.67222256299" calcext:value-type="float">
            <text:p>7.6722225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4</text:p>
          </table:table-cell>
          <table:table-cell office:value-type="float" office:value="0.356756756757" calcext:value-type="float">
            <text:p>0.3567567568</text:p>
          </table:table-cell>
          <table:table-cell office:value-type="float" office:value="4.91386861314" calcext:value-type="float">
            <text:p>4.9138686131</text:p>
          </table:table-cell>
          <table:table-cell office:value-type="float" office:value="23.7765957447" calcext:value-type="float">
            <text:p>23.7765957447</text:p>
          </table:table-cell>
          <table:table-cell office:value-type="float" office:value="0.510638297872" calcext:value-type="float">
            <text:p>0.5106382979</text:p>
          </table:table-cell>
          <table:table-cell office:value-type="float" office:value="7.38946485311" calcext:value-type="float">
            <text:p>7.38946485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5</text:p>
          </table:table-cell>
          <table:table-cell office:value-type="float" office:value="0.347956131605" calcext:value-type="float">
            <text:p>0.3479561316</text:p>
          </table:table-cell>
          <table:table-cell office:value-type="float" office:value="5.07587548638" calcext:value-type="float">
            <text:p>5.0758754864</text:p>
          </table:table-cell>
          <table:table-cell office:value-type="float" office:value="29.9594594595" calcext:value-type="float">
            <text:p>29.9594594595</text:p>
          </table:table-cell>
          <table:table-cell office:value-type="float" office:value="0.743243243243" calcext:value-type="float">
            <text:p>0.7432432432</text:p>
          </table:table-cell>
          <table:table-cell office:value-type="float" office:value="9.03163358017" calcext:value-type="float">
            <text:p>9.03163358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6</text:p>
          </table:table-cell>
          <table:table-cell office:value-type="float" office:value="0.41235059761" calcext:value-type="float">
            <text:p>0.4123505976</text:p>
          </table:table-cell>
          <table:table-cell office:value-type="float" office:value="5.09634387352" calcext:value-type="float">
            <text:p>5.0963438735</text:p>
          </table:table-cell>
          <table:table-cell office:value-type="float" office:value="25.9186046512" calcext:value-type="float">
            <text:p>25.9186046512</text:p>
          </table:table-cell>
          <table:table-cell office:value-type="float" office:value="0.581395348837" calcext:value-type="float">
            <text:p>0.5813953488</text:p>
          </table:table-cell>
          <table:table-cell office:value-type="float" office:value="8.00217361778" calcext:value-type="float">
            <text:p>8.00217361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7</text:p>
          </table:table-cell>
          <table:table-cell office:value-type="float" office:value="0.439386442355" calcext:value-type="float">
            <text:p>0.4393864424</text:p>
          </table:table-cell>
          <table:table-cell office:value-type="float" office:value="5.02226524685" calcext:value-type="float">
            <text:p>5.0222652469</text:p>
          </table:table-cell>
          <table:table-cell office:value-type="float" office:value="24.4631578947" calcext:value-type="float">
            <text:p>24.4631578947</text:p>
          </table:table-cell>
          <table:table-cell office:value-type="float" office:value="0.631578947368" calcext:value-type="float">
            <text:p>0.6315789474</text:p>
          </table:table-cell>
          <table:table-cell office:value-type="float" office:value="7.63909713283" calcext:value-type="float">
            <text:p>7.63909713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8</text:p>
          </table:table-cell>
          <table:table-cell office:value-type="float" office:value="0.34812967581" calcext:value-type="float">
            <text:p>0.3481296758</text:p>
          </table:table-cell>
          <table:table-cell office:value-type="float" office:value="4.43460964694" calcext:value-type="float">
            <text:p>4.4346096469</text:p>
          </table:table-cell>
          <table:table-cell office:value-type="float" office:value="23.3789473684" calcext:value-type="float">
            <text:p>23.3789473684</text:p>
          </table:table-cell>
          <table:table-cell office:value-type="float" office:value="0.915789473684" calcext:value-type="float">
            <text:p>0.9157894737</text:p>
          </table:table-cell>
          <table:table-cell office:value-type="float" office:value="7.26936904121" calcext:value-type="float">
            <text:p>7.26936904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39</text:p>
          </table:table-cell>
          <table:table-cell office:value-type="float" office:value="0.410589410589" calcext:value-type="float">
            <text:p>0.4105894106</text:p>
          </table:table-cell>
          <table:table-cell office:value-type="float" office:value="4.47628267183" calcext:value-type="float">
            <text:p>4.4762826718</text:p>
          </table:table-cell>
          <table:table-cell office:value-type="float" office:value="19.4603174603" calcext:value-type="float">
            <text:p>19.4603174603</text:p>
          </table:table-cell>
          <table:table-cell office:value-type="float" office:value="0.738095238095" calcext:value-type="float">
            <text:p>0.7380952381</text:p>
          </table:table-cell>
          <table:table-cell office:value-type="float" office:value="6.27132119521" calcext:value-type="float">
            <text:p>6.27132119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40</text:p>
          </table:table-cell>
          <table:table-cell office:value-type="float" office:value="0.47412518482" calcext:value-type="float">
            <text:p>0.4741251848</text:p>
          </table:table-cell>
          <table:table-cell office:value-type="float" office:value="4.73952816562" calcext:value-type="float">
            <text:p>4.7395281656</text:p>
          </table:table-cell>
          <table:table-cell office:value-type="float" office:value="24.375" calcext:value-type="float">
            <text:p>24.375</text:p>
          </table:table-cell>
          <table:table-cell office:value-type="float" office:value="1.1875" calcext:value-type="float">
            <text:p>1.1875</text:p>
          </table:table-cell>
          <table:table-cell office:value-type="float" office:value="7.69403833761" calcext:value-type="float">
            <text:p>7.69403833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41</text:p>
          </table:table-cell>
          <table:table-cell office:value-type="float" office:value="0.404797601199" calcext:value-type="float">
            <text:p>0.4047976012</text:p>
          </table:table-cell>
          <table:table-cell office:value-type="float" office:value="4.99162148842" calcext:value-type="float">
            <text:p>4.9916214884</text:p>
          </table:table-cell>
          <table:table-cell office:value-type="float" office:value="22.4563106796" calcext:value-type="float">
            <text:p>22.4563106796</text:p>
          </table:table-cell>
          <table:table-cell office:value-type="float" office:value="0.631067961165" calcext:value-type="float">
            <text:p>0.6310679612</text:p>
          </table:table-cell>
          <table:table-cell office:value-type="float" office:value="7.1209494326" calcext:value-type="float">
            <text:p>7.12094943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42</text:p>
          </table:table-cell>
          <table:table-cell office:value-type="float" office:value="0.437033349925" calcext:value-type="float">
            <text:p>0.4370333499</text:p>
          </table:table-cell>
          <table:table-cell office:value-type="float" office:value="4.7165200391" calcext:value-type="float">
            <text:p>4.7165200391</text:p>
          </table:table-cell>
          <table:table-cell office:value-type="float" office:value="22.4807692308" calcext:value-type="float">
            <text:p>22.4807692308</text:p>
          </table:table-cell>
          <table:table-cell office:value-type="float" office:value="0.644230769231" calcext:value-type="float">
            <text:p>0.6442307692</text:p>
          </table:table-cell>
          <table:table-cell office:value-type="float" office:value="7.06963834726" calcext:value-type="float">
            <text:p>7.06963834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43</text:p>
          </table:table-cell>
          <table:table-cell office:value-type="float" office:value="0.371329019413" calcext:value-type="float">
            <text:p>0.3713290194</text:p>
          </table:table-cell>
          <table:table-cell office:value-type="float" office:value="4.8887254902" calcext:value-type="float">
            <text:p>4.8887254902</text:p>
          </table:table-cell>
          <table:table-cell office:value-type="float" office:value="17.7596899225" calcext:value-type="float">
            <text:p>17.7596899225</text:p>
          </table:table-cell>
          <table:table-cell office:value-type="float" office:value="0.217054263566" calcext:value-type="float">
            <text:p>0.2170542636</text:p>
          </table:table-cell>
          <table:table-cell office:value-type="float" office:value="5.80919967391" calcext:value-type="float">
            <text:p>5.80919967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newspaper_44</text:p>
          </table:table-cell>
          <table:table-cell office:value-type="float" office:value="0.381402287419" calcext:value-type="float">
            <text:p>0.3814022874</text:p>
          </table:table-cell>
          <table:table-cell office:value-type="float" office:value="4.99357390015" calcext:value-type="float">
            <text:p>4.9935739002</text:p>
          </table:table-cell>
          <table:table-cell office:value-type="float" office:value="24.75" calcext:value-type="float">
            <text:p>24.75</text:p>
          </table:table-cell>
          <table:table-cell office:value-type="float" office:value="0.586956521739" calcext:value-type="float">
            <text:p>0.5869565217</text:p>
          </table:table-cell>
          <table:table-cell office:value-type="float" office:value="7.67798317733" calcext:value-type="float">
            <text:p>7.67798317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1</text:p>
          </table:table-cell>
          <table:table-cell office:value-type="float" office:value="0.44930417495" calcext:value-type="float">
            <text:p>0.449304175</text:p>
          </table:table-cell>
          <table:table-cell office:value-type="float" office:value="5.07851851852" calcext:value-type="float">
            <text:p>5.0785185185</text:p>
          </table:table-cell>
          <table:table-cell office:value-type="float" office:value="21.359223301" calcext:value-type="float">
            <text:p>21.359223301</text:p>
          </table:table-cell>
          <table:table-cell office:value-type="float" office:value="0.466019417476" calcext:value-type="float">
            <text:p>0.4660194175</text:p>
          </table:table-cell>
          <table:table-cell office:value-type="float" office:value="6.83826635298" calcext:value-type="float">
            <text:p>6.8382663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2</text:p>
          </table:table-cell>
          <table:table-cell office:value-type="float" office:value="0.42631838344" calcext:value-type="float">
            <text:p>0.4263183834</text:p>
          </table:table-cell>
          <table:table-cell office:value-type="float" office:value="4.91889266634" calcext:value-type="float">
            <text:p>4.9188926663</text:p>
          </table:table-cell>
          <table:table-cell office:value-type="float" office:value="23.5157894737" calcext:value-type="float">
            <text:p>23.5157894737</text:p>
          </table:table-cell>
          <table:table-cell office:value-type="float" office:value="0.642105263158" calcext:value-type="float">
            <text:p>0.6421052632</text:p>
          </table:table-cell>
          <table:table-cell office:value-type="float" office:value="7.37577644666" calcext:value-type="float">
            <text:p>7.37577644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3</text:p>
          </table:table-cell>
          <table:table-cell office:value-type="float" office:value="0.428001993024" calcext:value-type="float">
            <text:p>0.428001993</text:p>
          </table:table-cell>
          <table:table-cell office:value-type="float" office:value="4.64084854465" calcext:value-type="float">
            <text:p>4.6408485447</text:p>
          </table:table-cell>
          <table:table-cell office:value-type="float" office:value="23.375" calcext:value-type="float">
            <text:p>23.375</text:p>
          </table:table-cell>
          <table:table-cell office:value-type="float" office:value="1.14583333333" calcext:value-type="float">
            <text:p>1.1458333333</text:p>
          </table:table-cell>
          <table:table-cell office:value-type="float" office:value="7.39742096775" calcext:value-type="float">
            <text:p>7.39742096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4</text:p>
          </table:table-cell>
          <table:table-cell office:value-type="float" office:value="0.457356608479" calcext:value-type="float">
            <text:p>0.4573566085</text:p>
          </table:table-cell>
          <table:table-cell office:value-type="float" office:value="4.86604053386" calcext:value-type="float">
            <text:p>4.8660405339</text:p>
          </table:table-cell>
          <table:table-cell table:style-name="ce4" office:value-type="float" office:value="19.0598290598" calcext:value-type="float">
            <text:p>19.0598290598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6.26247321721" calcext:value-type="float">
            <text:p>6.26247321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5</text:p>
          </table:table-cell>
          <table:table-cell office:value-type="float" office:value="0.438579181056" calcext:value-type="float">
            <text:p>0.4385791811</text:p>
          </table:table-cell>
          <table:table-cell office:value-type="float" office:value="4.9033203125" calcext:value-type="float">
            <text:p>4.9033203125</text:p>
          </table:table-cell>
          <table:table-cell office:value-type="float" office:value="21.3428571429" calcext:value-type="float">
            <text:p>21.3428571429</text:p>
          </table:table-cell>
          <table:table-cell office:value-type="float" office:value="0.561904761905" calcext:value-type="float">
            <text:p>0.5619047619</text:p>
          </table:table-cell>
          <table:table-cell office:value-type="float" office:value="6.81166534958" calcext:value-type="float">
            <text:p>6.81166534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6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5.04870920604" calcext:value-type="float">
            <text:p>5.048709206</text:p>
          </table:table-cell>
          <table:table-cell office:value-type="float" office:value="22.5353535354" calcext:value-type="float">
            <text:p>22.5353535354</text:p>
          </table:table-cell>
          <table:table-cell office:value-type="float" office:value="0.424242424242" calcext:value-type="float">
            <text:p>0.4242424242</text:p>
          </table:table-cell>
          <table:table-cell office:value-type="float" office:value="7.10921914855" calcext:value-type="float">
            <text:p>7.10921914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7</text:p>
          </table:table-cell>
          <table:table-cell office:value-type="float" office:value="0.420218037661" calcext:value-type="float">
            <text:p>0.4202180377</text:p>
          </table:table-cell>
          <table:table-cell office:value-type="float" office:value="4.96962273395" calcext:value-type="float">
            <text:p>4.969622734</text:p>
          </table:table-cell>
          <table:table-cell office:value-type="float" office:value="24.3369565217" calcext:value-type="float">
            <text:p>24.3369565217</text:p>
          </table:table-cell>
          <table:table-cell office:value-type="float" office:value="0.608695652174" calcext:value-type="float">
            <text:p>0.6086956522</text:p>
          </table:table-cell>
          <table:table-cell office:value-type="float" office:value="7.58387323638" calcext:value-type="float">
            <text:p>7.58387323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8</text:p>
          </table:table-cell>
          <table:table-cell office:value-type="float" office:value="0.362561576355" calcext:value-type="float">
            <text:p>0.3625615764</text:p>
          </table:table-cell>
          <table:table-cell office:value-type="float" office:value="4.12661251792" calcext:value-type="float">
            <text:p>4.1266125179</text:p>
          </table:table-cell>
          <table:table-cell office:value-type="float" office:value="18.7109375" calcext:value-type="float">
            <text:p>18.710937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6.24924664857" calcext:value-type="float">
            <text:p>6.24924664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09</text:p>
          </table:table-cell>
          <table:table-cell office:value-type="float" office:value="0.392786561265" calcext:value-type="float">
            <text:p>0.3927865613</text:p>
          </table:table-cell>
          <table:table-cell office:value-type="float" office:value="4.5816226784" calcext:value-type="float">
            <text:p>4.5816226784</text:p>
          </table:table-cell>
          <table:table-cell office:value-type="float" office:value="18.496" calcext:value-type="float">
            <text:p>18.496</text:p>
          </table:table-cell>
          <table:table-cell office:value-type="float" office:value="0.92" calcext:value-type="float">
            <text:p>0.92</text:p>
          </table:table-cell>
          <table:table-cell office:value-type="float" office:value="6.09760230992" calcext:value-type="float">
            <text:p>6.09760230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0</text:p>
          </table:table-cell>
          <table:table-cell office:value-type="float" office:value="0.361957064403" calcext:value-type="float">
            <text:p>0.3619570644</text:p>
          </table:table-cell>
          <table:table-cell office:value-type="float" office:value="4.42948402948" calcext:value-type="float">
            <text:p>4.4294840295</text:p>
          </table:table-cell>
          <table:table-cell office:value-type="float" office:value="16.8970588235" calcext:value-type="float">
            <text:p>16.8970588235</text:p>
          </table:table-cell>
          <table:table-cell office:value-type="float" office:value="1.21323529412" calcext:value-type="float">
            <text:p>1.2132352941</text:p>
          </table:table-cell>
          <table:table-cell office:value-type="float" office:value="5.72543380288" calcext:value-type="float">
            <text:p>5.72543380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1</text:p>
          </table:table-cell>
          <table:table-cell office:value-type="float" office:value="0.468687872763" calcext:value-type="float">
            <text:p>0.4686878728</text:p>
          </table:table-cell>
          <table:table-cell office:value-type="float" office:value="5.10428849903" calcext:value-type="float">
            <text:p>5.104288499</text:p>
          </table:table-cell>
          <table:table-cell office:value-type="float" office:value="20.8454545455" calcext:value-type="float">
            <text:p>20.8454545455</text:p>
          </table:table-cell>
          <table:table-cell office:value-type="float" office:value="0.563636363636" calcext:value-type="float">
            <text:p>0.5636363636</text:p>
          </table:table-cell>
          <table:table-cell office:value-type="float" office:value="6.74551682022" calcext:value-type="float">
            <text:p>6.74551682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2</text:p>
          </table:table-cell>
          <table:table-cell office:value-type="float" office:value="0.426433915212" calcext:value-type="float">
            <text:p>0.4264339152</text:p>
          </table:table-cell>
          <table:table-cell office:value-type="float" office:value="4.67986314761" calcext:value-type="float">
            <text:p>4.6798631476</text:p>
          </table:table-cell>
          <table:table-cell office:value-type="float" office:value="21.8666666667" calcext:value-type="float">
            <text:p>21.8666666667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6.95990759904" calcext:value-type="float">
            <text:p>6.9599075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3</text:p>
          </table:table-cell>
          <table:table-cell office:value-type="float" office:value="0.459270364818" calcext:value-type="float">
            <text:p>0.4592703648</text:p>
          </table:table-cell>
          <table:table-cell office:value-type="float" office:value="4.74642328564" calcext:value-type="float">
            <text:p>4.7464232856</text:p>
          </table:table-cell>
          <table:table-cell office:value-type="float" office:value="15.8531468531" calcext:value-type="float">
            <text:p>15.8531468531</text:p>
          </table:table-cell>
          <table:table-cell office:value-type="float" office:value="0.608391608392" calcext:value-type="float">
            <text:p>0.6083916084</text:p>
          </table:table-cell>
          <table:table-cell office:value-type="float" office:value="5.416808028" calcext:value-type="float">
            <text:p>5.4168080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4</text:p>
          </table:table-cell>
          <table:table-cell office:value-type="float" office:value="0.421945137157" calcext:value-type="float">
            <text:p>0.4219451372</text:p>
          </table:table-cell>
          <table:table-cell office:value-type="float" office:value="4.60805500982" calcext:value-type="float">
            <text:p>4.6080550098</text:p>
          </table:table-cell>
          <table:table-cell office:value-type="float" office:value="19.025210084" calcext:value-type="float">
            <text:p>19.025210084</text:p>
          </table:table-cell>
          <table:table-cell office:value-type="float" office:value="0.831932773109" calcext:value-type="float">
            <text:p>0.8319327731</text:p>
          </table:table-cell>
          <table:table-cell office:value-type="float" office:value="6.22178575103" calcext:value-type="float">
            <text:p>6.2217857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5</text:p>
          </table:table-cell>
          <table:table-cell office:value-type="float" office:value="0.382226469183" calcext:value-type="float">
            <text:p>0.3822264692</text:p>
          </table:table-cell>
          <table:table-cell office:value-type="float" office:value="4.79014684983" calcext:value-type="float">
            <text:p>4.7901468498</text:p>
          </table:table-cell>
          <table:table-cell office:value-type="float" office:value="22.6568627451" calcext:value-type="float">
            <text:p>22.6568627451</text:p>
          </table:table-cell>
          <table:table-cell office:value-type="float" office:value="1.10784313725" calcext:value-type="float">
            <text:p>1.1078431373</text:p>
          </table:table-cell>
          <table:table-cell office:value-type="float" office:value="7.23426980034" calcext:value-type="float">
            <text:p>7.23426980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6</text:p>
          </table:table-cell>
          <table:table-cell office:value-type="float" office:value="0.403394907639" calcext:value-type="float">
            <text:p>0.4033949076</text:p>
          </table:table-cell>
          <table:table-cell office:value-type="float" office:value="4.79950980392" calcext:value-type="float">
            <text:p>4.7995098039</text:p>
          </table:table-cell>
          <table:table-cell office:value-type="float" office:value="18.8333333333" calcext:value-type="float">
            <text:p>18.8333333333</text:p>
          </table:table-cell>
          <table:table-cell office:value-type="float" office:value="0.716666666667" calcext:value-type="float">
            <text:p>0.7166666667</text:p>
          </table:table-cell>
          <table:table-cell office:value-type="float" office:value="6.18822617789" calcext:value-type="float">
            <text:p>6.18822617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7</text:p>
          </table:table-cell>
          <table:table-cell office:value-type="float" office:value="0.394359228105" calcext:value-type="float">
            <text:p>0.3943592281</text:p>
          </table:table-cell>
          <table:table-cell office:value-type="float" office:value="4.53262445626" calcext:value-type="float">
            <text:p>4.5326244563</text:p>
          </table:table-cell>
          <table:table-cell office:value-type="float" office:value="18.1587301587" calcext:value-type="float">
            <text:p>18.1587301587</text:p>
          </table:table-cell>
          <table:table-cell office:value-type="float" office:value="0.690476190476" calcext:value-type="float">
            <text:p>0.6904761905</text:p>
          </table:table-cell>
          <table:table-cell office:value-type="float" office:value="5.94404750839" calcext:value-type="float">
            <text:p>5.94404750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8</text:p>
          </table:table-cell>
          <table:table-cell office:value-type="float" office:value="0.38550578762" calcext:value-type="float">
            <text:p>0.3855057876</text:p>
          </table:table-cell>
          <table:table-cell office:value-type="float" office:value="4.77272727273" calcext:value-type="float">
            <text:p>4.7727272727</text:p>
          </table:table-cell>
          <table:table-cell office:value-type="float" office:value="19.0782608696" calcext:value-type="float">
            <text:p>19.0782608696</text:p>
          </table:table-cell>
          <table:table-cell office:value-type="float" office:value="0.669565217391" calcext:value-type="float">
            <text:p>0.6695652174</text:p>
          </table:table-cell>
          <table:table-cell office:value-type="float" office:value="6.22651478683" calcext:value-type="float">
            <text:p>6.22651478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19</text:p>
          </table:table-cell>
          <table:table-cell office:value-type="float" office:value="0.404276479364" calcext:value-type="float">
            <text:p>0.4042764794</text:p>
          </table:table-cell>
          <table:table-cell office:value-type="float" office:value="4.58220502901" calcext:value-type="float">
            <text:p>4.582205029</text:p>
          </table:table-cell>
          <table:table-cell office:value-type="float" office:value="16.5724637681" calcext:value-type="float">
            <text:p>16.5724637681</text:p>
          </table:table-cell>
          <table:table-cell office:value-type="float" office:value="0.739130434783" calcext:value-type="float">
            <text:p>0.7391304348</text:p>
          </table:table-cell>
          <table:table-cell office:value-type="float" office:value="5.57451892782" calcext:value-type="float">
            <text:p>5.57451892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0</text:p>
          </table:table-cell>
          <table:table-cell office:value-type="float" office:value="0.439582297364" calcext:value-type="float">
            <text:p>0.4395822974</text:p>
          </table:table-cell>
          <table:table-cell office:value-type="float" office:value="4.7628458498" calcext:value-type="float">
            <text:p>4.7628458498</text:p>
          </table:table-cell>
          <table:table-cell office:value-type="float" office:value="20.9" calcext:value-type="float">
            <text:p>20.9</text:p>
          </table:table-cell>
          <table:table-cell office:value-type="float" office:value="0.718181818182" calcext:value-type="float">
            <text:p>0.7181818182</text:p>
          </table:table-cell>
          <table:table-cell office:value-type="float" office:value="6.70515249134" calcext:value-type="float">
            <text:p>6.70515249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1</text:p>
          </table:table-cell>
          <table:table-cell office:value-type="float" office:value="0.422090729783" calcext:value-type="float">
            <text:p>0.4220907298</text:p>
          </table:table-cell>
          <table:table-cell office:value-type="float" office:value="4.79065238559" calcext:value-type="float">
            <text:p>4.7906523856</text:p>
          </table:table-cell>
          <table:table-cell office:value-type="float" office:value="29.2051282051" calcext:value-type="float">
            <text:p>29.2051282051</text:p>
          </table:table-cell>
          <table:table-cell office:value-type="float" office:value="0.602564102564" calcext:value-type="float">
            <text:p>0.6025641026</text:p>
          </table:table-cell>
          <table:table-cell office:value-type="float" office:value="8.75510885577" calcext:value-type="float">
            <text:p>8.75510885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2</text:p>
          </table:table-cell>
          <table:table-cell office:value-type="float" office:value="0.390149686142" calcext:value-type="float">
            <text:p>0.3901496861</text:p>
          </table:table-cell>
          <table:table-cell office:value-type="float" office:value="4.98714897668" calcext:value-type="float">
            <text:p>4.9871489767</text:p>
          </table:table-cell>
          <table:table-cell office:value-type="float" office:value="24.4042553191" calcext:value-type="float">
            <text:p>24.4042553191</text:p>
          </table:table-cell>
          <table:table-cell office:value-type="float" office:value="0.744680851064" calcext:value-type="float">
            <text:p>0.7446808511</text:p>
          </table:table-cell>
          <table:table-cell office:value-type="float" office:value="7.63155870826" calcext:value-type="float">
            <text:p>7.63155870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3</text:p>
          </table:table-cell>
          <table:table-cell office:value-type="float" office:value="0.413227250124" calcext:value-type="float">
            <text:p>0.4132272501</text:p>
          </table:table-cell>
          <table:table-cell office:value-type="float" office:value="4.73684210526" calcext:value-type="float">
            <text:p>4.7368421053</text:p>
          </table:table-cell>
          <table:table-cell office:value-type="float" office:value="17.7218045113" calcext:value-type="float">
            <text:p>17.7218045113</text:p>
          </table:table-cell>
          <table:table-cell office:value-type="float" office:value="0.932330827068" calcext:value-type="float">
            <text:p>0.9323308271</text:p>
          </table:table-cell>
          <table:table-cell office:value-type="float" office:value="5.95105117343" calcext:value-type="float">
            <text:p>5.95105117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4</text:p>
          </table:table-cell>
          <table:table-cell office:value-type="float" office:value="0.47258225324" calcext:value-type="float">
            <text:p>0.4725822532</text:p>
          </table:table-cell>
          <table:table-cell office:value-type="float" office:value="4.77411417323" calcext:value-type="float">
            <text:p>4.7741141732</text:p>
          </table:table-cell>
          <table:table-cell office:value-type="float" office:value="21.5229357798" calcext:value-type="float">
            <text:p>21.5229357798</text:p>
          </table:table-cell>
          <table:table-cell office:value-type="float" office:value="0.724770642202" calcext:value-type="float">
            <text:p>0.7247706422</text:p>
          </table:table-cell>
          <table:table-cell office:value-type="float" office:value="6.87360071212" calcext:value-type="float">
            <text:p>6.87360071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5</text:p>
          </table:table-cell>
          <table:table-cell office:value-type="float" office:value="0.407920792079" calcext:value-type="float">
            <text:p>0.4079207921</text:p>
          </table:table-cell>
          <table:table-cell office:value-type="float" office:value="4.78194774347" calcext:value-type="float">
            <text:p>4.7819477435</text:p>
          </table:table-cell>
          <table:table-cell office:value-type="float" office:value="29.9746835443" calcext:value-type="float">
            <text:p>29.9746835443</text:p>
          </table:table-cell>
          <table:table-cell office:value-type="float" office:value="0.898734177215" calcext:value-type="float">
            <text:p>0.8987341772</text:p>
          </table:table-cell>
          <table:table-cell office:value-type="float" office:value="9.01582156427" calcext:value-type="float">
            <text:p>9.01582156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6</text:p>
          </table:table-cell>
          <table:table-cell office:value-type="float" office:value="0.425712856428" calcext:value-type="float">
            <text:p>0.4257128564</text:p>
          </table:table-cell>
          <table:table-cell office:value-type="float" office:value="4.69478303267" calcext:value-type="float">
            <text:p>4.6947830327</text:p>
          </table:table-cell>
          <table:table-cell office:value-type="float" office:value="20.6785714286" calcext:value-type="float">
            <text:p>20.6785714286</text:p>
          </table:table-cell>
          <table:table-cell office:value-type="float" office:value="0.839285714286" calcext:value-type="float">
            <text:p>0.8392857143</text:p>
          </table:table-cell>
          <table:table-cell office:value-type="float" office:value="6.65958825799" calcext:value-type="float">
            <text:p>6.6595882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own_editorial_27</text:p>
          </table:table-cell>
          <table:table-cell office:value-type="float" office:value="0.388311045072" calcext:value-type="float">
            <text:p>0.3883110451</text:p>
          </table:table-cell>
          <table:table-cell office:value-type="float" office:value="4.67377605429" calcext:value-type="float">
            <text:p>4.6737760543</text:p>
          </table:table-cell>
          <table:table-cell office:value-type="float" office:value="20.9444444444" calcext:value-type="float">
            <text:p>20.9444444444</text:p>
          </table:table-cell>
          <table:table-cell office:value-type="float" office:value="1.17592592593" calcext:value-type="float">
            <text:p>1.1759259259</text:p>
          </table:table-cell>
          <table:table-cell office:value-type="float" office:value="6.79561436743" calcext:value-type="float">
            <text:p>6.79561436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1</text:p>
          </table:table-cell>
          <table:table-cell office:value-type="float" office:value="0.46328754145" calcext:value-type="float">
            <text:p>0.4632875415</text:p>
          </table:table-cell>
          <table:table-cell office:value-type="float" office:value="4.71735074627" calcext:value-type="float">
            <text:p>4.7173507463</text:p>
          </table:table-cell>
          <table:table-cell office:value-type="float" office:value="20.8189655172" calcext:value-type="float">
            <text:p>20.8189655172</text:p>
          </table:table-cell>
          <table:table-cell office:value-type="float" office:value="0.905172413793" calcext:value-type="float">
            <text:p>0.9051724138</text:p>
          </table:table-cell>
          <table:table-cell office:value-type="float" office:value="6.72619405469" calcext:value-type="float">
            <text:p>6.72619405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2</text:p>
          </table:table-cell>
          <table:table-cell office:value-type="float" office:value="0.447921760391" calcext:value-type="float">
            <text:p>0.4479217604</text:p>
          </table:table-cell>
          <table:table-cell office:value-type="float" office:value="4.89481268012" calcext:value-type="float">
            <text:p>4.8948126801</text:p>
          </table:table-cell>
          <table:table-cell office:value-type="float" office:value="23.4343434343" calcext:value-type="float">
            <text:p>23.4343434343</text:p>
          </table:table-cell>
          <table:table-cell office:value-type="float" office:value="0.555555555556" calcext:value-type="float">
            <text:p>0.5555555556</text:p>
          </table:table-cell>
          <table:table-cell office:value-type="float" office:value="7.3331583576" calcext:value-type="float">
            <text:p>7.33315835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3</text:p>
          </table:table-cell>
          <table:table-cell office:value-type="float" office:value="0.443087445042" calcext:value-type="float">
            <text:p>0.443087445</text:p>
          </table:table-cell>
          <table:table-cell office:value-type="float" office:value="4.87584215592" calcext:value-type="float">
            <text:p>4.8758421559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0.885964912281" calcext:value-type="float">
            <text:p>0.8859649123</text:p>
          </table:table-cell>
          <table:table-cell office:value-type="float" office:value="6.71789029498" calcext:value-type="float">
            <text:p>6.717890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4</text:p>
          </table:table-cell>
          <table:table-cell office:value-type="float" office:value="0.441596845737" calcext:value-type="float">
            <text:p>0.4415968457</text:p>
          </table:table-cell>
          <table:table-cell office:value-type="float" office:value="4.62049062049" calcext:value-type="float">
            <text:p>4.6204906205</text:p>
          </table:table-cell>
          <table:table-cell office:value-type="float" office:value="22.9607843137" calcext:value-type="float">
            <text:p>22.9607843137</text:p>
          </table:table-cell>
          <table:table-cell office:value-type="float" office:value="1" calcext:value-type="float">
            <text:p>1</text:p>
          </table:table-cell>
          <table:table-cell office:value-type="float" office:value="7.25571794499" calcext:value-type="float">
            <text:p>7.2557179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5</text:p>
          </table:table-cell>
          <table:table-cell office:value-type="float" office:value="0.461575875486" calcext:value-type="float">
            <text:p>0.4615758755</text:p>
          </table:table-cell>
          <table:table-cell office:value-type="float" office:value="4.69313909774" calcext:value-type="float">
            <text:p>4.6931390977</text:p>
          </table:table-cell>
          <table:table-cell office:value-type="float" office:value="22.8380952381" calcext:value-type="float">
            <text:p>22.8380952381</text:p>
          </table:table-cell>
          <table:table-cell office:value-type="float" office:value="1" calcext:value-type="float">
            <text:p>1</text:p>
          </table:table-cell>
          <table:table-cell office:value-type="float" office:value="7.24820255283" calcext:value-type="float">
            <text:p>7.24820255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6</text:p>
          </table:table-cell>
          <table:table-cell office:value-type="float" office:value="0.437587006961" calcext:value-type="float">
            <text:p>0.437587007</text:p>
          </table:table-cell>
          <table:table-cell office:value-type="float" office:value="4.72980374258" calcext:value-type="float">
            <text:p>4.7298037426</text:p>
          </table:table-cell>
          <table:table-cell office:value-type="float" office:value="29.313253012" calcext:value-type="float">
            <text:p>29.313253012</text:p>
          </table:table-cell>
          <table:table-cell office:value-type="float" office:value="1.0843373494" calcext:value-type="float">
            <text:p>1.0843373494</text:p>
          </table:table-cell>
          <table:table-cell office:value-type="float" office:value="8.89124527775" calcext:value-type="float">
            <text:p>8.89124527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7</text:p>
          </table:table-cell>
          <table:table-cell office:value-type="float" office:value="0.451301832208" calcext:value-type="float">
            <text:p>0.4513018322</text:p>
          </table:table-cell>
          <table:table-cell office:value-type="float" office:value="4.97625830959" calcext:value-type="float">
            <text:p>4.9762583096</text:p>
          </table:table-cell>
          <table:table-cell office:value-type="float" office:value="20.175" calcext:value-type="float">
            <text:p>20.175</text:p>
          </table:table-cell>
          <table:table-cell office:value-type="float" office:value="0.508333333333" calcext:value-type="float">
            <text:p>0.5083333333</text:p>
          </table:table-cell>
          <table:table-cell office:value-type="float" office:value="6.52772336878" calcext:value-type="float">
            <text:p>6.52772336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8</text:p>
          </table:table-cell>
          <table:table-cell office:value-type="float" office:value="0.4145153434" calcext:value-type="float">
            <text:p>0.4145153434</text:p>
          </table:table-cell>
          <table:table-cell office:value-type="float" office:value="4.56338694418" calcext:value-type="float">
            <text:p>4.5633869442</text:p>
          </table:table-cell>
          <table:table-cell office:value-type="float" office:value="25.8351648352" calcext:value-type="float">
            <text:p>25.8351648352</text:p>
          </table:table-cell>
          <table:table-cell office:value-type="float" office:value="1.06593406593" calcext:value-type="float">
            <text:p>1.0659340659</text:p>
          </table:table-cell>
          <table:table-cell office:value-type="float" office:value="7.96975029717" calcext:value-type="float">
            <text:p>7.9697502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09</text:p>
          </table:table-cell>
          <table:table-cell office:value-type="float" office:value="0.439684884293" calcext:value-type="float">
            <text:p>0.4396848843</text:p>
          </table:table-cell>
          <table:table-cell office:value-type="float" office:value="4.69653864391" calcext:value-type="float">
            <text:p>4.6965386439</text:p>
          </table:table-cell>
          <table:table-cell office:value-type="float" office:value="26.0555555556" calcext:value-type="float">
            <text:p>26.0555555556</text:p>
          </table:table-cell>
          <table:table-cell office:value-type="float" office:value="1.03333333333" calcext:value-type="float">
            <text:p>1.0333333333</text:p>
          </table:table-cell>
          <table:table-cell office:value-type="float" office:value="8.05627810427" calcext:value-type="float">
            <text:p>8.0562781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0</text:p>
          </table:table-cell>
          <table:table-cell office:value-type="float" office:value="0.440735365264" calcext:value-type="float">
            <text:p>0.4407353653</text:p>
          </table:table-cell>
          <table:table-cell office:value-type="float" office:value="4.57685185185" calcext:value-type="float">
            <text:p>4.5768518519</text:p>
          </table:table-cell>
          <table:table-cell office:value-type="float" office:value="22.3727272727" calcext:value-type="float">
            <text:p>22.3727272727</text:p>
          </table:table-cell>
          <table:table-cell office:value-type="float" office:value="0.981818181818" calcext:value-type="float">
            <text:p>0.9818181818</text:p>
          </table:table-cell>
          <table:table-cell office:value-type="float" office:value="7.09303316792" calcext:value-type="float">
            <text:p>7.09303316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1</text:p>
          </table:table-cell>
          <table:table-cell office:value-type="float" office:value="0.456633849039" calcext:value-type="float">
            <text:p>0.456633849</text:p>
          </table:table-cell>
          <table:table-cell office:value-type="float" office:value="4.85154826958" calcext:value-type="float">
            <text:p>4.8515482696</text:p>
          </table:table-cell>
          <table:table-cell office:value-type="float" office:value="22.752293578" calcext:value-type="float">
            <text:p>22.752293578</text:p>
          </table:table-cell>
          <table:table-cell office:value-type="float" office:value="0.798165137615" calcext:value-type="float">
            <text:p>0.7981651376</text:p>
          </table:table-cell>
          <table:table-cell office:value-type="float" office:value="7.21466020855" calcext:value-type="float">
            <text:p>7.21466020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2</text:p>
          </table:table-cell>
          <table:table-cell office:value-type="float" office:value="0.437044239183" calcext:value-type="float">
            <text:p>0.4370442392</text:p>
          </table:table-cell>
          <table:table-cell office:value-type="float" office:value="4.95791487327" calcext:value-type="float">
            <text:p>4.9579148733</text:p>
          </table:table-cell>
          <table:table-cell office:value-type="float" office:value="25.4565217391" calcext:value-type="float">
            <text:p>25.4565217391</text:p>
          </table:table-cell>
          <table:table-cell office:value-type="float" office:value="0.5" calcext:value-type="float">
            <text:p>0.5</text:p>
          </table:table-cell>
          <table:table-cell office:value-type="float" office:value="7.8378702129" calcext:value-type="float">
            <text:p>7.8378702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3</text:p>
          </table:table-cell>
          <table:table-cell office:value-type="float" office:value="0.43180699163" calcext:value-type="float">
            <text:p>0.4318069916</text:p>
          </table:table-cell>
          <table:table-cell office:value-type="float" office:value="4.83568990736" calcext:value-type="float">
            <text:p>4.8356899074</text:p>
          </table:table-cell>
          <table:table-cell office:value-type="float" office:value="24.2765957447" calcext:value-type="float">
            <text:p>24.2765957447</text:p>
          </table:table-cell>
          <table:table-cell office:value-type="float" office:value="0.723404255319" calcext:value-type="float">
            <text:p>0.7234042553</text:p>
          </table:table-cell>
          <table:table-cell office:value-type="float" office:value="7.56687422475" calcext:value-type="float">
            <text:p>7.56687422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4</text:p>
          </table:table-cell>
          <table:table-cell office:value-type="float" office:value="0.451828724353" calcext:value-type="float">
            <text:p>0.4518287244</text:p>
          </table:table-cell>
          <table:table-cell office:value-type="float" office:value="4.81794650561" calcext:value-type="float">
            <text:p>4.8179465056</text:p>
          </table:table-cell>
          <table:table-cell office:value-type="float" office:value="25.2352941176" calcext:value-type="float">
            <text:p>25.2352941176</text:p>
          </table:table-cell>
          <table:table-cell office:value-type="float" office:value="0.764705882353" calcext:value-type="float">
            <text:p>0.7647058824</text:p>
          </table:table-cell>
          <table:table-cell office:value-type="float" office:value="7.81744380749" calcext:value-type="float">
            <text:p>7.8174438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5</text:p>
          </table:table-cell>
          <table:table-cell office:value-type="float" office:value="0.514915098669" calcext:value-type="float">
            <text:p>0.5149150987</text:p>
          </table:table-cell>
          <table:table-cell office:value-type="float" office:value="4.7965641953" calcext:value-type="float">
            <text:p>4.7965641953</text:p>
          </table:table-cell>
          <table:table-cell office:value-type="float" office:value="19.7086614173" calcext:value-type="float">
            <text:p>19.7086614173</text:p>
          </table:table-cell>
          <table:table-cell office:value-type="float" office:value="0.220472440945" calcext:value-type="float">
            <text:p>0.2204724409</text:p>
          </table:table-cell>
          <table:table-cell office:value-type="float" office:value="6.31015328806" calcext:value-type="float">
            <text:p>6.31015328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6</text:p>
          </table:table-cell>
          <table:table-cell office:value-type="float" office:value="0.432673267327" calcext:value-type="float">
            <text:p>0.4326732673</text:p>
          </table:table-cell>
          <table:table-cell office:value-type="float" office:value="4.79105928086" calcext:value-type="float">
            <text:p>4.7910592809</text:p>
          </table:table-cell>
          <table:table-cell office:value-type="float" office:value="24.0729166667" calcext:value-type="float">
            <text:p>24.0729166667</text:p>
          </table:table-cell>
          <table:table-cell office:value-type="float" office:value="1.0625" calcext:value-type="float">
            <text:p>1.0625</text:p>
          </table:table-cell>
          <table:table-cell office:value-type="float" office:value="7.58978730371" calcext:value-type="float">
            <text:p>7.5897873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review_17</text:p>
          </table:table-cell>
          <table:table-cell office:value-type="float" office:value="0.45265245414" calcext:value-type="float">
            <text:p>0.4526524541</text:p>
          </table:table-cell>
          <table:table-cell office:value-type="float" office:value="4.98979095771" calcext:value-type="float">
            <text:p>4.9897909577</text:p>
          </table:table-cell>
          <table:table-cell office:value-type="float" office:value="23.4653465347" calcext:value-type="float">
            <text:p>23.4653465347</text:p>
          </table:table-cell>
          <table:table-cell office:value-type="float" office:value="0.534653465347" calcext:value-type="float">
            <text:p>0.5346534653</text:p>
          </table:table-cell>
          <table:table-cell office:value-type="float" office:value="7.36061085296" calcext:value-type="float">
            <text:p>7.3606108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1</text:p>
          </table:table-cell>
          <table:table-cell office:value-type="float" office:value="0.315611406477" calcext:value-type="float">
            <text:p>0.3156114065</text:p>
          </table:table-cell>
          <table:table-cell office:value-type="float" office:value="5.59481517043" calcext:value-type="float">
            <text:p>5.5948151704</text:p>
          </table:table-cell>
          <table:table-cell office:value-type="float" office:value="16.2147651007" calcext:value-type="float">
            <text:p>16.2147651007</text:p>
          </table:table-cell>
          <table:table-cell office:value-type="float" office:value="0.140939597315" calcext:value-type="float">
            <text:p>0.1409395973</text:p>
          </table:table-cell>
          <table:table-cell office:value-type="float" office:value="5.56653281872" calcext:value-type="float">
            <text:p>5.5665328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2</text:p>
          </table:table-cell>
          <table:table-cell office:value-type="float" office:value="0.316431924883" calcext:value-type="float">
            <text:p>0.3164319249</text:p>
          </table:table-cell>
          <table:table-cell office:value-type="float" office:value="5.17043879908" calcext:value-type="float">
            <text:p>5.1704387991</text:p>
          </table:table-cell>
          <table:table-cell office:value-type="float" office:value="20.3448275862" calcext:value-type="float">
            <text:p>20.3448275862</text:p>
          </table:table-cell>
          <table:table-cell office:value-type="float" office:value="0.681034482759" calcext:value-type="float">
            <text:p>0.6810344828</text:p>
          </table:table-cell>
          <table:table-cell office:value-type="float" office:value="6.62818319823" calcext:value-type="float">
            <text:p>6.62818319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3</text:p>
          </table:table-cell>
          <table:table-cell office:value-type="float" office:value="0.329376854599" calcext:value-type="float">
            <text:p>0.3293768546</text:p>
          </table:table-cell>
          <table:table-cell office:value-type="float" office:value="4.56545275591" calcext:value-type="float">
            <text:p>4.5654527559</text:p>
          </table:table-cell>
          <table:table-cell office:value-type="float" office:value="26.5903614458" calcext:value-type="float">
            <text:p>26.5903614458</text:p>
          </table:table-cell>
          <table:table-cell office:value-type="float" office:value="1.61445783133" calcext:value-type="float">
            <text:p>1.6144578313</text:p>
          </table:table-cell>
          <table:table-cell office:value-type="float" office:value="8.2749122219" calcext:value-type="float">
            <text:p>8.27491222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4</text:p>
          </table:table-cell>
          <table:table-cell office:value-type="float" office:value="0.320289855072" calcext:value-type="float">
            <text:p>0.3202898551</text:p>
          </table:table-cell>
          <table:table-cell office:value-type="float" office:value="5.26904761905" calcext:value-type="float">
            <text:p>5.2690476191</text:p>
          </table:table-cell>
          <table:table-cell office:value-type="float" office:value="18.8292682927" calcext:value-type="float">
            <text:p>18.8292682927</text:p>
          </table:table-cell>
          <table:table-cell office:value-type="float" office:value="0.186991869919" calcext:value-type="float">
            <text:p>0.1869918699</text:p>
          </table:table-cell>
          <table:table-cell office:value-type="float" office:value="6.15139940918" calcext:value-type="float">
            <text:p>6.1513994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5</text:p>
          </table:table-cell>
          <table:table-cell office:value-type="float" office:value="0.303209876543" calcext:value-type="float">
            <text:p>0.3032098765</text:p>
          </table:table-cell>
          <table:table-cell office:value-type="float" office:value="4.91796875" calcext:value-type="float">
            <text:p>4.91796875</text:p>
          </table:table-cell>
          <table:table-cell office:value-type="float" office:value="26.843373494" calcext:value-type="float">
            <text:p>26.843373494</text:p>
          </table:table-cell>
          <table:table-cell office:value-type="float" office:value="0.469879518072" calcext:value-type="float">
            <text:p>0.4698795181</text:p>
          </table:table-cell>
          <table:table-cell office:value-type="float" office:value="8.13360790965" calcext:value-type="float">
            <text:p>8.13360790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6</text:p>
          </table:table-cell>
          <table:table-cell office:value-type="float" office:value="0.379877762106" calcext:value-type="float">
            <text:p>0.3798777621</text:p>
          </table:table-cell>
          <table:table-cell office:value-type="float" office:value="5.51186598418" calcext:value-type="float">
            <text:p>5.5118659842</text:p>
          </table:table-cell>
          <table:table-cell office:value-type="float" office:value="22.5327102804" calcext:value-type="float">
            <text:p>22.5327102804</text:p>
          </table:table-cell>
          <table:table-cell office:value-type="float" office:value="0.121495327103" calcext:value-type="float">
            <text:p>0.1214953271</text:p>
          </table:table-cell>
          <table:table-cell office:value-type="float" office:value="7.13648733844" calcext:value-type="float">
            <text:p>7.13648733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7</text:p>
          </table:table-cell>
          <table:table-cell office:value-type="float" office:value="0.30985915493" calcext:value-type="float">
            <text:p>0.3098591549</text:p>
          </table:table-cell>
          <table:table-cell office:value-type="float" office:value="5.07199256851" calcext:value-type="float">
            <text:p>5.0719925685</text:p>
          </table:table-cell>
          <table:table-cell office:value-type="float" office:value="18.3157894737" calcext:value-type="float">
            <text:p>18.3157894737</text:p>
          </table:table-cell>
          <table:table-cell office:value-type="float" office:value="0.233082706767" calcext:value-type="float">
            <text:p>0.2330827068</text:p>
          </table:table-cell>
          <table:table-cell office:value-type="float" office:value="5.98268097597" calcext:value-type="float">
            <text:p>5.9826809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8</text:p>
          </table:table-cell>
          <table:table-cell office:value-type="float" office:value="0.295265983407" calcext:value-type="float">
            <text:p>0.2952659834</text:p>
          </table:table-cell>
          <table:table-cell office:value-type="float" office:value="4.71903614458" calcext:value-type="float">
            <text:p>4.7190361446</text:p>
          </table:table-cell>
          <table:table-cell office:value-type="float" office:value="28.6172839506" calcext:value-type="float">
            <text:p>28.6172839506</text:p>
          </table:table-cell>
          <table:table-cell office:value-type="float" office:value="0.876543209877" calcext:value-type="float">
            <text:p>0.8765432099</text:p>
          </table:table-cell>
          <table:table-cell office:value-type="float" office:value="8.62703232212" calcext:value-type="float">
            <text:p>8.6270323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09</text:p>
          </table:table-cell>
          <table:table-cell office:value-type="float" office:value="0.290934978643" calcext:value-type="float">
            <text:p>0.2909349786</text:p>
          </table:table-cell>
          <table:table-cell office:value-type="float" office:value="4.89344262295" calcext:value-type="float">
            <text:p>4.893442623</text:p>
          </table:table-cell>
          <table:table-cell office:value-type="float" office:value="23.5673076923" calcext:value-type="float">
            <text:p>23.5673076923</text:p>
          </table:table-cell>
          <table:table-cell office:value-type="float" office:value="0.105769230769" calcext:value-type="float">
            <text:p>0.1057692308</text:p>
          </table:table-cell>
          <table:table-cell office:value-type="float" office:value="7.21436363117" calcext:value-type="float">
            <text:p>7.21436363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0</text:p>
          </table:table-cell>
          <table:table-cell office:value-type="float" office:value="0.357142857143" calcext:value-type="float">
            <text:p>0.3571428571</text:p>
          </table:table-cell>
          <table:table-cell office:value-type="float" office:value="5.60901162791" calcext:value-type="float">
            <text:p>5.6090116279</text:p>
          </table:table-cell>
          <table:table-cell office:value-type="float" office:value="21.6168224299" calcext:value-type="float">
            <text:p>21.6168224299</text:p>
          </table:table-cell>
          <table:table-cell office:value-type="float" office:value="0.0560747663551" calcext:value-type="float">
            <text:p>0.0560747664</text:p>
          </table:table-cell>
          <table:table-cell office:value-type="float" office:value="6.90976292033" calcext:value-type="float">
            <text:p>6.90976292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1</text:p>
          </table:table-cell>
          <table:table-cell office:value-type="float" office:value="0.37713727406" calcext:value-type="float">
            <text:p>0.3771372741</text:p>
          </table:table-cell>
          <table:table-cell office:value-type="float" office:value="5.44660194175" calcext:value-type="float">
            <text:p>5.4466019418</text:p>
          </table:table-cell>
          <table:table-cell office:value-type="float" office:value="22.3168316832" calcext:value-type="float">
            <text:p>22.3168316832</text:p>
          </table:table-cell>
          <table:table-cell office:value-type="float" office:value="0.049504950495" calcext:value-type="float">
            <text:p>0.0495049505</text:p>
          </table:table-cell>
          <table:table-cell office:value-type="float" office:value="7.04751896237" calcext:value-type="float">
            <text:p>7.04751896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2</text:p>
          </table:table-cell>
          <table:table-cell office:value-type="float" office:value="0.192488262911" calcext:value-type="float">
            <text:p>0.1924882629</text:p>
          </table:table-cell>
          <table:table-cell office:value-type="float" office:value="4.56732085806" calcext:value-type="float">
            <text:p>4.5673208581</text:p>
          </table:table-cell>
          <table:table-cell office:value-type="float" office:value="30.5316455696" calcext:value-type="float">
            <text:p>30.5316455696</text:p>
          </table:table-cell>
          <table:table-cell office:value-type="float" office:value="0.0886075949367" calcext:value-type="float">
            <text:p>0.0886075949</text:p>
          </table:table-cell>
          <table:table-cell office:value-type="float" office:value="8.84501557138" calcext:value-type="float">
            <text:p>8.8450155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3</text:p>
          </table:table-cell>
          <table:table-cell office:value-type="float" office:value="0.376237623762" calcext:value-type="float">
            <text:p>0.3762376238</text:p>
          </table:table-cell>
          <table:table-cell office:value-type="float" office:value="4.79834254144" calcext:value-type="float">
            <text:p>4.7983425414</text:p>
          </table:table-cell>
          <table:table-cell office:value-type="float" office:value="22.2962962963" calcext:value-type="float">
            <text:p>22.2962962963</text:p>
          </table:table-cell>
          <table:table-cell office:value-type="float" office:value="0.546296296296" calcext:value-type="float">
            <text:p>0.5462962963</text:p>
          </table:table-cell>
          <table:table-cell office:value-type="float" office:value="7.00429318945" calcext:value-type="float">
            <text:p>7.00429318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4</text:p>
          </table:table-cell>
          <table:table-cell office:value-type="float" office:value="0.226615236258" calcext:value-type="float">
            <text:p>0.2266152363</text:p>
          </table:table-cell>
          <table:table-cell office:value-type="float" office:value="4.90572232645" calcext:value-type="float">
            <text:p>4.9057223265</text:p>
          </table:table-cell>
          <table:table-cell office:value-type="float" office:value="21.625" calcext:value-type="float">
            <text:p>21.625</text:p>
          </table:table-cell>
          <table:table-cell office:value-type="float" office:value="0.0982142857143" calcext:value-type="float">
            <text:p>0.0982142857</text:p>
          </table:table-cell>
          <table:table-cell office:value-type="float" office:value="6.71388796211" calcext:value-type="float">
            <text:p>6.71388796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5</text:p>
          </table:table-cell>
          <table:table-cell office:value-type="float" office:value="0.318777292576" calcext:value-type="float">
            <text:p>0.3187772926</text:p>
          </table:table-cell>
          <table:table-cell office:value-type="float" office:value="4.88990825688" calcext:value-type="float">
            <text:p>4.8899082569</text:p>
          </table:table-cell>
          <table:table-cell office:value-type="float" office:value="14.8269230769" calcext:value-type="float">
            <text:p>14.8269230769</text:p>
          </table:table-cell>
          <table:table-cell office:value-type="float" office:value="0.217948717949" calcext:value-type="float">
            <text:p>0.2179487179</text:p>
          </table:table-cell>
          <table:table-cell office:value-type="float" office:value="5.06338933608" calcext:value-type="float">
            <text:p>5.06338933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6</text:p>
          </table:table-cell>
          <table:table-cell office:value-type="float" office:value="0.314408396947" calcext:value-type="float">
            <text:p>0.3144083969</text:p>
          </table:table-cell>
          <table:table-cell office:value-type="float" office:value="4.95633802817" calcext:value-type="float">
            <text:p>4.9563380282</text:p>
          </table:table-cell>
          <table:table-cell office:value-type="float" office:value="29.6962025316" calcext:value-type="float">
            <text:p>29.6962025316</text:p>
          </table:table-cell>
          <table:table-cell office:value-type="float" office:value="0.303797468354" calcext:value-type="float">
            <text:p>0.3037974684</text:p>
          </table:table-cell>
          <table:table-cell office:value-type="float" office:value="8.81768660628" calcext:value-type="float">
            <text:p>8.81768660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7</text:p>
          </table:table-cell>
          <table:table-cell office:value-type="float" office:value="0.289285714286" calcext:value-type="float">
            <text:p>0.2892857143</text:p>
          </table:table-cell>
          <table:table-cell office:value-type="float" office:value="4.79217926186" calcext:value-type="float">
            <text:p>4.7921792619</text:p>
          </table:table-cell>
          <table:table-cell office:value-type="float" office:value="23.9528301887" calcext:value-type="float">
            <text:p>23.9528301887</text:p>
          </table:table-cell>
          <table:table-cell office:value-type="float" office:value="0.877358490566" calcext:value-type="float">
            <text:p>0.8773584906</text:p>
          </table:table-cell>
          <table:table-cell office:value-type="float" office:value="7.47791341385" calcext:value-type="float">
            <text:p>7.4779134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8</text:p>
          </table:table-cell>
          <table:table-cell office:value-type="float" office:value="0.33365901319" calcext:value-type="float">
            <text:p>0.3336590132</text:p>
          </table:table-cell>
          <table:table-cell office:value-type="float" office:value="4.76791808874" calcext:value-type="float">
            <text:p>4.7679180887</text:p>
          </table:table-cell>
          <table:table-cell office:value-type="float" office:value="26.4705882353" calcext:value-type="float">
            <text:p>26.4705882353</text:p>
          </table:table-cell>
          <table:table-cell office:value-type="float" office:value="1.49411764706" calcext:value-type="float">
            <text:p>1.4941176471</text:p>
          </table:table-cell>
          <table:table-cell office:value-type="float" office:value="8.26657074607" calcext:value-type="float">
            <text:p>8.26657074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19</text:p>
          </table:table-cell>
          <table:table-cell office:value-type="float" office:value="0.330352707402" calcext:value-type="float">
            <text:p>0.3303527074</text:p>
          </table:table-cell>
          <table:table-cell office:value-type="float" office:value="4.94589276931" calcext:value-type="float">
            <text:p>4.9458927693</text:p>
          </table:table-cell>
          <table:table-cell office:value-type="float" office:value="23.847826087" calcext:value-type="float">
            <text:p>23.847826087</text:p>
          </table:table-cell>
          <table:table-cell office:value-type="float" office:value="0.445652173913" calcext:value-type="float">
            <text:p>0.4456521739</text:p>
          </table:table-cell>
          <table:table-cell office:value-type="float" office:value="7.39243093439" calcext:value-type="float">
            <text:p>7.39243093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0</text:p>
          </table:table-cell>
          <table:table-cell office:value-type="float" office:value="0.306310456011" calcext:value-type="float">
            <text:p>0.306310456</text:p>
          </table:table-cell>
          <table:table-cell office:value-type="float" office:value="5.25398270369" calcext:value-type="float">
            <text:p>5.2539827037</text:p>
          </table:table-cell>
          <table:table-cell office:value-type="float" office:value="22.4859813084" calcext:value-type="float">
            <text:p>22.4859813084</text:p>
          </table:table-cell>
          <table:table-cell office:value-type="float" office:value="0.177570093458" calcext:value-type="float">
            <text:p>0.1775700935</text:p>
          </table:table-cell>
          <table:table-cell office:value-type="float" office:value="7.05596114039" calcext:value-type="float">
            <text:p>7.05596114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1</text:p>
          </table:table-cell>
          <table:table-cell office:value-type="float" office:value="0.352517985612" calcext:value-type="float">
            <text:p>0.3525179856</text:p>
          </table:table-cell>
          <table:table-cell office:value-type="float" office:value="5.28680688337" calcext:value-type="float">
            <text:p>5.2868068834</text:p>
          </table:table-cell>
          <table:table-cell office:value-type="float" office:value="25.5111111111" calcext:value-type="float">
            <text:p>25.5111111111</text:p>
          </table:table-cell>
          <table:table-cell office:value-type="float" office:value="0.311111111111" calcext:value-type="float">
            <text:p>0.3111111111</text:p>
          </table:table-cell>
          <table:table-cell office:value-type="float" office:value="7.8653867728" calcext:value-type="float">
            <text:p>7.86538677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2</text:p>
          </table:table-cell>
          <table:table-cell office:value-type="float" office:value="0.229486616937" calcext:value-type="float">
            <text:p>0.2294866169</text:p>
          </table:table-cell>
          <table:table-cell office:value-type="float" office:value="4.97023295945" calcext:value-type="float">
            <text:p>4.9702329595</text:p>
          </table:table-cell>
          <table:table-cell office:value-type="float" office:value="30.8313253012" calcext:value-type="float">
            <text:p>30.8313253012</text:p>
          </table:table-cell>
          <table:table-cell office:value-type="float" office:value="0.144578313253" calcext:value-type="float">
            <text:p>0.1445783133</text:p>
          </table:table-cell>
          <table:table-cell office:value-type="float" office:value="9.04390579771" calcext:value-type="float">
            <text:p>9.04390579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3</text:p>
          </table:table-cell>
          <table:table-cell office:value-type="float" office:value="0.262327416174" calcext:value-type="float">
            <text:p>0.2623274162</text:p>
          </table:table-cell>
          <table:table-cell office:value-type="float" office:value="5.2468230694" calcext:value-type="float">
            <text:p>5.2468230694</text:p>
          </table:table-cell>
          <table:table-cell office:value-type="float" office:value="32.6" calcext:value-type="float">
            <text:p>32.6</text:p>
          </table:table-cell>
          <table:table-cell office:value-type="float" office:value="0.357142857143" calcext:value-type="float">
            <text:p>0.3571428571</text:p>
          </table:table-cell>
          <table:table-cell office:value-type="float" office:value="9.61657333568" calcext:value-type="float">
            <text:p>9.61657333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4</text:p>
          </table:table-cell>
          <table:table-cell office:value-type="float" office:value="0.225806451613" calcext:value-type="float">
            <text:p>0.2258064516</text:p>
          </table:table-cell>
          <table:table-cell office:value-type="float" office:value="4.45053956835" calcext:value-type="float">
            <text:p>4.4505395684</text:p>
          </table:table-cell>
          <table:table-cell office:value-type="float" office:value="19.4566929134" calcext:value-type="float">
            <text:p>19.4566929134</text:p>
          </table:table-cell>
          <table:table-cell office:value-type="float" office:value="0.811023622047" calcext:value-type="float">
            <text:p>0.811023622</text:p>
          </table:table-cell>
          <table:table-cell office:value-type="float" office:value="6.23601563885" calcext:value-type="float">
            <text:p>6.23601563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5</text:p>
          </table:table-cell>
          <table:table-cell office:value-type="float" office:value="0.367976131278" calcext:value-type="float">
            <text:p>0.3679761313</text:p>
          </table:table-cell>
          <table:table-cell office:value-type="float" office:value="4.89009364219" calcext:value-type="float">
            <text:p>4.8900936422</text:p>
          </table:table-cell>
          <table:table-cell office:value-type="float" office:value="28.4567901235" calcext:value-type="float">
            <text:p>28.4567901235</text:p>
          </table:table-cell>
          <table:table-cell office:value-type="float" office:value="0.975308641975" calcext:value-type="float">
            <text:p>0.975308642</text:p>
          </table:table-cell>
          <table:table-cell office:value-type="float" office:value="8.67254213472" calcext:value-type="float">
            <text:p>8.67254213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6</text:p>
          </table:table-cell>
          <table:table-cell office:value-type="float" office:value="0.352226720648" calcext:value-type="float">
            <text:p>0.3522267206</text:p>
          </table:table-cell>
          <table:table-cell office:value-type="float" office:value="5.01290963257" calcext:value-type="float">
            <text:p>5.0129096326</text:p>
          </table:table-cell>
          <table:table-cell office:value-type="float" office:value="31.4285714286" calcext:value-type="float">
            <text:p>31.4285714286</text:p>
          </table:table-cell>
          <table:table-cell office:value-type="float" office:value="0.742857142857" calcext:value-type="float">
            <text:p>0.7428571429</text:p>
          </table:table-cell>
          <table:table-cell office:value-type="float" office:value="9.38414123116" calcext:value-type="float">
            <text:p>9.38414123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7</text:p>
          </table:table-cell>
          <table:table-cell office:value-type="float" office:value="0.370731707317" calcext:value-type="float">
            <text:p>0.3707317073</text:p>
          </table:table-cell>
          <table:table-cell office:value-type="float" office:value="5.3112518266" calcext:value-type="float">
            <text:p>5.3112518266</text:p>
          </table:table-cell>
          <table:table-cell office:value-type="float" office:value="20.623853211" calcext:value-type="float">
            <text:p>20.623853211</text:p>
          </table:table-cell>
          <table:table-cell office:value-type="float" office:value="0.339449541284" calcext:value-type="float">
            <text:p>0.3394495413</text:p>
          </table:table-cell>
          <table:table-cell office:value-type="float" office:value="6.66132157155" calcext:value-type="float">
            <text:p>6.66132157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8</text:p>
          </table:table-cell>
          <table:table-cell office:value-type="float" office:value="0.343996062992" calcext:value-type="float">
            <text:p>0.343996063</text:p>
          </table:table-cell>
          <table:table-cell office:value-type="float" office:value="5.45068359375" calcext:value-type="float">
            <text:p>5.4506835938</text:p>
          </table:table-cell>
          <table:table-cell office:value-type="float" office:value="19.4705882353" calcext:value-type="float">
            <text:p>19.4705882353</text:p>
          </table:table-cell>
          <table:table-cell office:value-type="float" office:value="0.126050420168" calcext:value-type="float">
            <text:p>0.1260504202</text:p>
          </table:table-cell>
          <table:table-cell office:value-type="float" office:value="6.34782957805" calcext:value-type="float">
            <text:p>6.34782957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29</text:p>
          </table:table-cell>
          <table:table-cell office:value-type="float" office:value="0.349533627884" calcext:value-type="float">
            <text:p>0.3495336279</text:p>
          </table:table-cell>
          <table:table-cell office:value-type="float" office:value="5.11623344777" calcext:value-type="float">
            <text:p>5.1162334478</text:p>
          </table:table-cell>
          <table:table-cell office:value-type="float" office:value="30.4794520548" calcext:value-type="float">
            <text:p>30.4794520548</text:p>
          </table:table-cell>
          <table:table-cell office:value-type="float" office:value="0.506849315068" calcext:value-type="float">
            <text:p>0.5068493151</text:p>
          </table:table-cell>
          <table:table-cell office:value-type="float" office:value="9.11301711138" calcext:value-type="float">
            <text:p>9.1130171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_government_30</text:p>
          </table:table-cell>
          <table:table-cell office:value-type="float" office:value="0.40020010005" calcext:value-type="float">
            <text:p>0.4002001001</text:p>
          </table:table-cell>
          <table:table-cell office:value-type="float" office:value="5.40979510245" calcext:value-type="float">
            <text:p>5.4097951025</text:p>
          </table:table-cell>
          <table:table-cell office:value-type="float" office:value="22.3636363636" calcext:value-type="float">
            <text:p>22.3636363636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7.23785233598" calcext:value-type="float">
            <text:p>7.23785233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ps_chat</text:p>
          </table:table-cell>
          <table:table-cell office:value-type="float" office:value="0.132621136971" calcext:value-type="float">
            <text:p>0.132621137</text:p>
          </table:table-cell>
          <table:table-cell office:value-type="float" office:value="3.72100735569" calcext:value-type="float">
            <text:p>3.7210073557</text:p>
          </table:table-cell>
          <table:table-cell office:value-type="float" office:value="4.25948708243" calcext:value-type="float">
            <text:p>4.2594870824</text:p>
          </table:table-cell>
          <table:table-cell office:value-type="float" office:value="0.444497019021" calcext:value-type="float">
            <text:p>0.444497019</text:p>
          </table:table-cell>
          <table:table-cell table:formula="of:=SUM([.B122:.E122])/4" office:value-type="float" office:value="2.139403148528" calcext:value-type="float">
            <text:p>2.139403148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9:03:16.184730132</meta:creation-date>
    <dc:date>2016-03-05T19:58:35.002453095</dc:date>
    <meta:editing-duration>PT35M36S</meta:editing-duration>
    <meta:editing-cycles>3</meta:editing-cycles>
    <meta:generator>LibreOffice/4.2.8.2$Linux_X86_64 LibreOffice_project/420m0$Build-2</meta:generator>
    <meta:document-statistic meta:table-count="1" meta:cell-count="720" meta:object-count="0"/>
    <meta:user-defined meta:name="qrichtext">1</meta:user-defined>
  </office:meta>
</office:document-meta>
</file>